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1a86b" officeooo:paragraph-rsid="0011a86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1af3b" officeooo:paragraph-rsid="0011af3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39e41" officeooo:paragraph-rsid="00139e4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39e41" officeooo:paragraph-rsid="0014897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48979" officeooo:paragraph-rsid="0014897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39e41" officeooo:paragraph-rsid="00139e41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3pt" fo:font-weight="bold" officeooo:rsid="0011a86b" officeooo:paragraph-rsid="0011a86b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normal" officeooo:rsid="0011af3b" officeooo:paragraph-rsid="0011af3b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2pt" fo:font-weight="normal" officeooo:rsid="0011a86b" officeooo:paragraph-rsid="0011a86b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1af3b" officeooo:paragraph-rsid="0011af3b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39e41" officeooo:paragraph-rsid="00139e4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39e41" officeooo:paragraph-rsid="0014897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48979" officeooo:paragraph-rsid="00148979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1af3b" officeooo:paragraph-rsid="0011af3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53d95" officeooo:paragraph-rsid="00153d9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53d95" officeooo:paragraph-rsid="00148979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6e8eb" officeooo:paragraph-rsid="0016e8eb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6e8eb" officeooo:paragraph-rsid="00197eae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bold" officeooo:rsid="0016e8eb" officeooo:paragraph-rsid="0016e8eb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4pt" fo:font-weight="bold" officeooo:rsid="0016e8eb" officeooo:paragraph-rsid="0016e8eb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53d95" officeooo:paragraph-rsid="00153d95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6e8eb" officeooo:paragraph-rsid="0016e8eb" style:font-size-asian="14pt" style:font-weight-asian="bold" style:font-size-complex="14pt" style:font-weight-complex="bold"/>
    </style:style>
    <style:style style:name="P23" style:family="paragraph" style:parent-style-name="Header">
      <style:text-properties officeooo:rsid="000fb827" officeooo:paragraph-rsid="0011a86b"/>
    </style:style>
    <style:style style:name="T1" style:family="text">
      <style:text-properties officeooo:rsid="00139e41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WITH PYTHON(4BCS105)</text:p>
      <text:p text:style-name="P7">Program for caluclations</text:p>
      <text:p text:style-name="P9">#print calculations</text:p>
      <text:p text:style-name="P9">i=int(input("enter value of a:"))</text:p>
      <text:p text:style-name="P9">j=int(input("enter value of b:"))</text:p>
      <text:p text:style-name="P9">o=input("what do you want to do?+,-,*,/:")</text:p>
      <text:p text:style-name="P9"/>
      <text:p text:style-name="P9">def add():</text:p>
      <text:p text:style-name="P9"><text:tab/>return i+j</text:p>
      <text:p text:style-name="P9">def sub(a,b):</text:p>
      <text:p text:style-name="P9"><text:tab/>return a-b</text:p>
      <text:p text:style-name="P9">def mul(a,b):</text:p>
      <text:p text:style-name="P9"><text:tab/>return a*b</text:p>
      <text:p text:style-name="P9">def divide(a,b):</text:p>
      <text:p text:style-name="P9"><text:tab/>return a/b</text:p>
      <text:p text:style-name="P9"/>
      <text:p text:style-name="P9"/>
      <text:p text:style-name="P9">if(o=='+'):</text:p>
      <text:p text:style-name="P9"><text:tab/>res=add()</text:p>
      <text:p text:style-name="P9"/>
      <text:p text:style-name="P9">elif(o=='-'):</text:p>
      <text:p text:style-name="P9"><text:tab/>res=sub(i,j)</text:p>
      <text:p text:style-name="P9">elif(o=='*'):</text:p>
      <text:p text:style-name="P9"><text:tab/>res=mul(i,j)</text:p>
      <text:p text:style-name="P9">elif(o=='/'):</text:p>
      <text:p text:style-name="P9"><text:tab/>res=divide(i,j)</text:p>
      <text:p text:style-name="P9"/>
      <text:p text:style-name="P9">print(res)</text:p>
      <text:p text:style-name="P9"/>
      <text:p text:style-name="P2">OUTPUT:</text:p>
      <text:p text:style-name="P10">enter value of a:45</text:p>
      <text:p text:style-name="P10">enter value of b:25</text:p>
      <text:p text:style-name="P10">what do you want to do?+,-,*,/:+</text:p>
      <text:p text:style-name="P10">70</text:p>
      <text:p text:style-name="P10">enter value of a:45 <text:s text:c="3"/></text:p>
      <text:p text:style-name="P10">enter value of b:25</text:p>
      <text:p text:style-name="P10">what do you want to do?+,-,*,/:-</text:p>
      <text:p text:style-name="P10">20</text:p>
      <text:p text:style-name="P10">enter value of a:45</text:p>
      <text:p text:style-name="P10">enter value of b:25</text:p>
      <text:p text:style-name="P10">what do you want to do?+,-,*,/:*</text:p>
      <text:p text:style-name="P10">1125</text:p>
      <text:p text:style-name="P10">enter value of a:45</text:p>
      <text:p text:style-name="P10">enter value of b:25</text:p>
      <text:p text:style-name="P10">what do you want to do?+,-,*,/:/</text:p>
      <text:p text:style-name="P10">1.8</text:p>
      <text:p text:style-name="P10"/>
      <text:p text:style-name="P3"><text:span text:style-name="T1">P</text:span>ROGRAM FOR USING FUNCTION</text:p>
      <text:p text:style-name="P8">#using function</text:p>
      <text:p text:style-name="P8"/>
      <text:p text:style-name="P8">a=int(input("enter a number:"))</text:p>
      <text:p text:style-name="P8">b=int(input("enter a number:"))</text:p>
      <text:p text:style-name="P8"/>
      <text:p text:style-name="P8">#defining addition</text:p>
      <text:p text:style-name="P8"><text:soft-page-break/></text:p>
      <text:p text:style-name="P8">def add():</text:p>
      <text:p text:style-name="P8"><text:tab/>return a+b</text:p>
      <text:p text:style-name="P8">#defining substraction</text:p>
      <text:p text:style-name="P8">def sub():</text:p>
      <text:p text:style-name="P8"><text:tab/>return a-b</text:p>
      <text:p text:style-name="P8"/>
      <text:p text:style-name="P8">print("addition=")</text:p>
      <text:p text:style-name="P8">r=add()</text:p>
      <text:p text:style-name="P8">print(r)</text:p>
      <text:p text:style-name="P8"/>
      <text:p text:style-name="P8">print("sbstraction=")</text:p>
      <text:p text:style-name="P8">q=sub()</text:p>
      <text:p text:style-name="P8">print(q)</text:p>
      <text:p text:style-name="P8"/>
      <text:p text:style-name="P8"/>
      <text:p text:style-name="P8">def mul():</text:p>
      <text:p text:style-name="P8"><text:tab/>return a*b</text:p>
      <text:p text:style-name="P8"/>
      <text:p text:style-name="P8">print("multiplication=")</text:p>
      <text:p text:style-name="P8">s=mul()</text:p>
      <text:p text:style-name="P8">print(s)</text:p>
      <text:p text:style-name="P8"/>
      <text:p text:style-name="P8">def div():</text:p>
      <text:p text:style-name="P8"><text:tab/>return a%b</text:p>
      <text:p text:style-name="P8"/>
      <text:p text:style-name="P8">print("division=")</text:p>
      <text:p text:style-name="P8">t=div()</text:p>
      <text:p text:style-name="P8">print(t)</text:p>
      <text:p text:style-name="P8"/>
      <text:p text:style-name="P2">OUTPUT:</text:p>
      <text:p text:style-name="P10">enter a number:6</text:p>
      <text:p text:style-name="P10">enter a number:4</text:p>
      <text:p text:style-name="P10">addition=</text:p>
      <text:p text:style-name="P10">10</text:p>
      <text:p text:style-name="P10">sbstraction=</text:p>
      <text:p text:style-name="P10">2</text:p>
      <text:p text:style-name="P10">multiplication=</text:p>
      <text:p text:style-name="P10">24</text:p>
      <text:p text:style-name="P10">division=</text:p>
      <text:p text:style-name="P10">2</text:p>
      <text:p text:style-name="P14"/>
      <text:p text:style-name="P3">PROGRAM FOR <text:s/>TABLES</text:p>
      <text:p text:style-name="P11">#printing multiplication tables</text:p>
      <text:p text:style-name="P11">n=int(input("enter a number:"))</text:p>
      <text:p text:style-name="P11">i=1</text:p>
      <text:p text:style-name="P11">while(i&lt;=20):</text:p>
      <text:p text:style-name="P11"><text:tab/>print(n,"x",i,"=",n*i)</text:p>
      <text:p text:style-name="P11"><text:tab/>i=i+1</text:p>
      <text:p text:style-name="P11">print("have a nice day")</text:p>
      <text:p text:style-name="P11"/>
      <text:p text:style-name="P6">OUTPUT:</text:p>
      <text:p text:style-name="P11"><text:soft-page-break/>enter a number:8</text:p>
      <text:p text:style-name="P11">8 x 1 = 8</text:p>
      <text:p text:style-name="P11">8 x 2 = 16</text:p>
      <text:p text:style-name="P11">8 x 3 = 24</text:p>
      <text:p text:style-name="P11">8 x 4 = 32</text:p>
      <text:p text:style-name="P11">8 x 5 = 40</text:p>
      <text:p text:style-name="P11">8 x 6 = 48</text:p>
      <text:p text:style-name="P11">8 x 7 = 56</text:p>
      <text:p text:style-name="P11">8 x 8 = 64</text:p>
      <text:p text:style-name="P11">8 x 9 = 72</text:p>
      <text:p text:style-name="P11">8 x 10 = 80</text:p>
      <text:p text:style-name="P11">8 x 11 = 88</text:p>
      <text:p text:style-name="P11">8 x 12 = 96</text:p>
      <text:p text:style-name="P11">8 x 13 = 104</text:p>
      <text:p text:style-name="P11">8 x 14 = 112</text:p>
      <text:p text:style-name="P11">8 x 15 = 120</text:p>
      <text:p text:style-name="P11">8 x 16 = 128</text:p>
      <text:p text:style-name="P11">8 x 17 = 136</text:p>
      <text:p text:style-name="P11">8 x 18 = 144</text:p>
      <text:p text:style-name="P11">8 x 19 = 152</text:p>
      <text:p text:style-name="P11">8 x 20 = 160</text:p>
      <text:p text:style-name="P11">have a nice day</text:p>
      <text:p text:style-name="P11"/>
      <text:p text:style-name="P3">PROGRAM FOR EVEN LOOP</text:p>
      <text:p text:style-name="P11">i=2</text:p>
      <text:p text:style-name="P11">while(i&lt;=20):</text:p>
      <text:p text:style-name="P11"><text:tab/>print(i)</text:p>
      <text:p text:style-name="P11"><text:tab/>i=i+2</text:p>
      <text:p text:style-name="P4">OUTPUT:</text:p>
      <text:p text:style-name="P12">2</text:p>
      <text:p text:style-name="P11">4</text:p>
      <text:p text:style-name="P11">6</text:p>
      <text:p text:style-name="P11">8</text:p>
      <text:p text:style-name="P11">10</text:p>
      <text:p text:style-name="P11">12</text:p>
      <text:p text:style-name="P11">14</text:p>
      <text:p text:style-name="P11">16</text:p>
      <text:p text:style-name="P11">18</text:p>
      <text:p text:style-name="P11">20</text:p>
      <text:p text:style-name="P11"/>
      <text:p text:style-name="P5">PROGRAM FOR ODD LOOP</text:p>
      <text:p text:style-name="P13">#using while</text:p>
      <text:p text:style-name="P13"/>
      <text:p text:style-name="P13">i=1</text:p>
      <text:p text:style-name="P13">while(i&lt;=20):</text:p>
      <text:p text:style-name="P13"><text:tab/>print(i)</text:p>
      <text:p text:style-name="P13"><text:tab/>i=i+2</text:p>
      <text:p text:style-name="P13"/>
      <text:p text:style-name="P5">OUTPUT:</text:p>
      <text:p text:style-name="P13">1</text:p>
      <text:p text:style-name="P13">3</text:p>
      <text:p text:style-name="P13">5</text:p>
      <text:p text:style-name="P13">7</text:p>
      <text:p text:style-name="P13">9</text:p>
      <text:p text:style-name="P13"><text:soft-page-break/>11</text:p>
      <text:p text:style-name="P13">13</text:p>
      <text:p text:style-name="P13">15</text:p>
      <text:p text:style-name="P13">17</text:p>
      <text:p text:style-name="P13">19</text:p>
      <text:p text:style-name="P16"/>
      <text:p text:style-name="P15"/>
      <text:p text:style-name="P22">PROGRAM FOR ROLING DICE</text:p>
      <text:p text:style-name="P17">import random</text:p>
      <text:p text:style-name="P17"/>
      <text:p text:style-name="P17">while True:</text:p>
      <text:p text:style-name="P17"><text:tab/>i=input("enter 'r' to roll ,the dice 'q' to quit")</text:p>
      <text:p text:style-name="P17"><text:tab/>if(i=='q'):</text:p>
      <text:p text:style-name="P17"><text:tab/><text:tab/>print("Bye!")</text:p>
      <text:p text:style-name="P17"><text:tab/><text:tab/>exit()</text:p>
      <text:p text:style-name="P17"/>
      <text:p text:style-name="P17"><text:tab/>else:</text:p>
      <text:p text:style-name="P17"><text:tab/><text:tab/>print("you got",random.randint(1,6))</text:p>
      <text:p text:style-name="P17"/>
      <text:p text:style-name="P22">OUTPUT:</text:p>
      <text:p text:style-name="P17">enter 'r' to roll ,the dice 'q' to quitr</text:p>
      <text:p text:style-name="P17">you got 2</text:p>
      <text:p text:style-name="P17">enter 'r' to roll ,the dice 'q' to quitq</text:p>
      <text:p text:style-name="P17">Bye!</text:p>
      <text:p text:style-name="P22"/>
      <text:p text:style-name="P22">PROGRAM FOR SNAKE AND LADDER</text:p>
      <text:p text:style-name="P17">import random</text:p>
      <text:p text:style-name="P17">count=0</text:p>
      <text:p text:style-name="P17">#def myroll():</text:p>
      <text:p text:style-name="P17"># <text:s text:c="2"/>return random.randint(1,6)</text:p>
      <text:p text:style-name="P17"/>
      <text:p text:style-name="P17"/>
      <text:p text:style-name="P17">while(count&lt;=100):</text:p>
      <text:p text:style-name="P17"><text:tab/>n=input("press r roll the dice")</text:p>
      <text:p text:style-name="P17"><text:tab/>if(n=='r'):</text:p>
      <text:p text:style-name="P17"><text:tab/><text:tab/>r=random.randint(1,6)</text:p>
      <text:p text:style-name="P17"><text:tab/><text:tab/>count=count+r</text:p>
      <text:p text:style-name="P17"><text:tab/><text:tab/>print("u got",r)</text:p>
      <text:p text:style-name="P17"><text:tab/><text:tab/>print("new position is",count)</text:p>
      <text:p text:style-name="P17"/>
      <text:p text:style-name="P17"><text:tab/><text:tab/>if(count==8):</text:p>
      <text:p text:style-name="P17"><text:tab/><text:tab/><text:tab/>count=37</text:p>
      <text:p text:style-name="P17"><text:tab/><text:tab/><text:tab/>print("i got the ladder")</text:p>
      <text:p text:style-name="P17"><text:tab/><text:tab/>elif(count==13):</text:p>
      <text:p text:style-name="P17"><text:tab/><text:tab/><text:tab/>count=34</text:p>
      <text:p text:style-name="P22"><text:tab/><text:tab/><text:span text:style-name="T3"><text:tab/></text:span><text:span text:style-name="T2">print("i got ladder ")</text:span></text:p>
      <text:p text:style-name="P17"><text:tab/><text:tab/>elif(count==40):</text:p>
      <text:p text:style-name="P17"><text:tab/><text:tab/><text:tab/>count=68</text:p>
      <text:p text:style-name="P17"><text:tab/><text:tab/><text:tab/>print("i got ladder")</text:p>
      <text:p text:style-name="P17"><text:tab/><text:tab/>elif(count==52):</text:p>
      <text:p text:style-name="P17"><text:tab/><text:tab/><text:tab/>count=81</text:p>
      <text:p text:style-name="P17"><text:tab/><text:tab/><text:tab/>print("i got ladder")</text:p>
      <text:p text:style-name="P17"><text:tab/><text:tab/>elif(count==76):</text:p>
      <text:p text:style-name="P17"><text:tab/><text:tab/><text:tab/>count=97</text:p>
      <text:p text:style-name="P17"><text:soft-page-break/><text:tab/><text:tab/><text:tab/>print("i got ladder")</text:p>
      <text:p text:style-name="P19"/>
      <text:p text:style-name="P19"/>
      <text:p text:style-name="P19"/>
      <text:p text:style-name="P17"><text:tab/><text:tab/>elif(count==11):</text:p>
      <text:p text:style-name="P17"><text:tab/><text:tab/><text:tab/>count=2</text:p>
      <text:p text:style-name="P17"><text:tab/><text:tab/><text:tab/>print("sorry,u got snake")</text:p>
      <text:p text:style-name="P17"><text:tab/><text:tab/>elif(count==25):</text:p>
      <text:p text:style-name="P17"><text:tab/><text:tab/><text:tab/>count=4</text:p>
      <text:p text:style-name="P17"><text:tab/><text:tab/><text:tab/>print("sorry,u got snake")</text:p>
      <text:p text:style-name="P17"><text:tab/><text:tab/>elif(count==38):</text:p>
      <text:p text:style-name="P17"><text:tab/><text:tab/><text:tab/>count=9</text:p>
      <text:p text:style-name="P17"><text:tab/><text:tab/><text:tab/>print("sorry, u got snake")</text:p>
      <text:p text:style-name="P17"><text:tab/><text:tab/>elif(count==65):</text:p>
      <text:p text:style-name="P17"><text:tab/><text:tab/><text:tab/>count=45</text:p>
      <text:p text:style-name="P17"><text:tab/><text:tab/><text:tab/>print("sorry u got snake")</text:p>
      <text:p text:style-name="P17"><text:tab/><text:tab/>elif(count==89):</text:p>
      <text:p text:style-name="P17"><text:tab/><text:tab/><text:tab/>count=70</text:p>
      <text:p text:style-name="P17"><text:tab/><text:tab/><text:tab/>print("sorry,u got snake")</text:p>
      <text:p text:style-name="P17"><text:tab/><text:tab/>elif(count==93):</text:p>
      <text:p text:style-name="P17"><text:tab/><text:tab/><text:tab/>count=64</text:p>
      <text:p text:style-name="P17"><text:tab/><text:tab/><text:tab/>print("sorry,u got snake")</text:p>
      <text:p text:style-name="P17"><text:tab/><text:tab/>elif(count==100):</text:p>
      <text:p text:style-name="P17"><text:tab/><text:tab/><text:tab/>print("u r winner")</text:p>
      <text:p text:style-name="P17"><text:tab/><text:tab/><text:tab/>exit()</text:p>
      <text:p text:style-name="P17"><text:tab/><text:tab/></text:p>
      <text:p text:style-name="P17"><text:tab/><text:tab/>elif(count&gt;100):</text:p>
      <text:p text:style-name="P17"><text:tab/><text:tab/><text:tab/>print("stay at the same place")</text:p>
      <text:p text:style-name="P17"><text:tab/><text:tab/><text:tab/>count=count-r</text:p>
      <text:p text:style-name="P17"/>
      <text:p text:style-name="P20">OUTPUT:</text:p>
      <text:p text:style-name="P17">press r roll the dicer</text:p>
      <text:p text:style-name="P17">u got 4</text:p>
      <text:p text:style-name="P17">new position is 4</text:p>
      <text:p text:style-name="P17">press r roll the dicer</text:p>
      <text:p text:style-name="P17">u got 3</text:p>
      <text:p text:style-name="P17">new position is 7</text:p>
      <text:p text:style-name="P17">press r roll the dicer</text:p>
      <text:p text:style-name="P17">u got 6</text:p>
      <text:p text:style-name="P17">new position is 13</text:p>
      <text:p text:style-name="P17">i got ladder </text:p>
      <text:p text:style-name="P17">press r roll the dicer</text:p>
      <text:p text:style-name="P17">u got 6</text:p>
      <text:p text:style-name="P17">new position is 40</text:p>
      <text:p text:style-name="P17">i got ladder</text:p>
      <text:p text:style-name="P17">press r roll the dicer</text:p>
      <text:p text:style-name="P17">u got 6</text:p>
      <text:p text:style-name="P17">new position is 74</text:p>
      <text:p text:style-name="P17">press r roll the dicer</text:p>
      <text:p text:style-name="P17">u got 6</text:p>
      <text:p text:style-name="P17">new position is 80</text:p>
      <text:p text:style-name="P17">press r roll the dicer</text:p>
      <text:p text:style-name="P17">u got 1</text:p>
      <text:p text:style-name="P17">new position is 81</text:p>
      <text:p text:style-name="P17">press r roll the dicer</text:p>
      <text:p text:style-name="P17"><text:soft-page-break/>u got 2</text:p>
      <text:p text:style-name="P17">new position is 83</text:p>
      <text:p text:style-name="P17">press r roll the dicer</text:p>
      <text:p text:style-name="P17">u got 5</text:p>
      <text:p text:style-name="P17">new position is 88</text:p>
      <text:p text:style-name="P17">press r roll the dicer</text:p>
      <text:p text:style-name="P17">u got 5</text:p>
      <text:p text:style-name="P17">new position is 93</text:p>
      <text:p text:style-name="P17">sorry,u got snake</text:p>
      <text:p text:style-name="P17">press r roll the dicer</text:p>
      <text:p text:style-name="P17">u got 4</text:p>
      <text:p text:style-name="P17">new position is 68</text:p>
      <text:p text:style-name="P17">press r roll the dicer</text:p>
      <text:p text:style-name="P17">u got 2</text:p>
      <text:p text:style-name="P17">new position is 70</text:p>
      <text:p text:style-name="P17">press r roll the dicer</text:p>
      <text:p text:style-name="P17">u got 3</text:p>
      <text:p text:style-name="P17">new position is 73</text:p>
      <text:p text:style-name="P17">press r roll the dicer</text:p>
      <text:p text:style-name="P17">u got 4</text:p>
      <text:p text:style-name="P17">new position is 77</text:p>
      <text:p text:style-name="P17">press r roll the dicer</text:p>
      <text:p text:style-name="P17">u got 5</text:p>
      <text:p text:style-name="P17">new position is 82</text:p>
      <text:p text:style-name="P17">press r roll the dicer</text:p>
      <text:p text:style-name="P17">u got 1</text:p>
      <text:p text:style-name="P17">new position is 83</text:p>
      <text:p text:style-name="P17">press r roll the dicer</text:p>
      <text:p text:style-name="P17">u got 4</text:p>
      <text:p text:style-name="P17">new position is 87</text:p>
      <text:p text:style-name="P17">press r roll the dicer</text:p>
      <text:p text:style-name="P17">u got 4</text:p>
      <text:p text:style-name="P17">new position is 91</text:p>
      <text:p text:style-name="P17">press r roll the dicer</text:p>
      <text:p text:style-name="P17">u got 2</text:p>
      <text:p text:style-name="P17">new position is 93</text:p>
      <text:p text:style-name="P17">sorry,u got snake</text:p>
      <text:p text:style-name="P17">press r roll the dicer</text:p>
      <text:p text:style-name="P17">u got 6</text:p>
      <text:p text:style-name="P17">new position is 70</text:p>
      <text:p text:style-name="P17">press r roll the dicer</text:p>
      <text:p text:style-name="P17">u got 1</text:p>
      <text:p text:style-name="P17">new position is 71</text:p>
      <text:p text:style-name="P17">press r roll the dicer</text:p>
      <text:p text:style-name="P17">u got 4</text:p>
      <text:p text:style-name="P17">new position is 75</text:p>
      <text:p text:style-name="P17">press r roll the dicer</text:p>
      <text:p text:style-name="P17">u got 6</text:p>
      <text:p text:style-name="P17">new position is 81</text:p>
      <text:p text:style-name="P17">press r roll the dicer</text:p>
      <text:p text:style-name="P17">u got 2</text:p>
      <text:p text:style-name="P17">new position is 83</text:p>
      <text:p text:style-name="P17">press r roll the dicer</text:p>
      <text:p text:style-name="P17">u got 4</text:p>
      <text:p text:style-name="P17">new position is 87</text:p>
      <text:p text:style-name="P17"><text:soft-page-break/>press r roll the dicer</text:p>
      <text:p text:style-name="P17">u got 5</text:p>
      <text:p text:style-name="P17">new position is 92</text:p>
      <text:p text:style-name="P17">press r roll the dicer</text:p>
      <text:p text:style-name="P17">u got 4</text:p>
      <text:p text:style-name="P17">new position is 96</text:p>
      <text:p text:style-name="P17">press r roll the dicer</text:p>
      <text:p text:style-name="P17">u got 2</text:p>
      <text:p text:style-name="P17">new position is 98</text:p>
      <text:p text:style-name="P17">press r roll the dicer</text:p>
      <text:p text:style-name="P17">u got 5</text:p>
      <text:p text:style-name="P17">new position is 103</text:p>
      <text:p text:style-name="P17">stay at the same place</text:p>
      <text:p text:style-name="P17">press r roll the dicer</text:p>
      <text:p text:style-name="P17">u got 6</text:p>
      <text:p text:style-name="P17">new position is 104</text:p>
      <text:p text:style-name="P17">stay at the same place</text:p>
      <text:p text:style-name="P17">press r roll the dicer</text:p>
      <text:p text:style-name="P17">u got 3</text:p>
      <text:p text:style-name="P17">new position is 101</text:p>
      <text:p text:style-name="P17">stay at the same place</text:p>
      <text:p text:style-name="P17">press r roll the dicer</text:p>
      <text:p text:style-name="P17">u got 6</text:p>
      <text:p text:style-name="P17">new position is 104</text:p>
      <text:p text:style-name="P17">stay at the same place</text:p>
      <text:p text:style-name="P17">press r roll the dicer</text:p>
      <text:p text:style-name="P17">u got 6</text:p>
      <text:p text:style-name="P17">new position is 104</text:p>
      <text:p text:style-name="P17">stay at the same place</text:p>
      <text:p text:style-name="P17">press r roll the dicer</text:p>
      <text:p text:style-name="P17">u got 3</text:p>
      <text:p text:style-name="P17">new position is 101</text:p>
      <text:p text:style-name="P17">stay at the same place</text:p>
      <text:p text:style-name="P17">press r roll the dicer</text:p>
      <text:p text:style-name="P17">u got 3</text:p>
      <text:p text:style-name="P17">new position is 101</text:p>
      <text:p text:style-name="P17">stay at the same place</text:p>
      <text:p text:style-name="P17">press r roll the dicer</text:p>
      <text:p text:style-name="P17">u got 2</text:p>
      <text:p text:style-name="P17">new position is 100</text:p>
      <text:p text:style-name="P17">u r winner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b827" officeooo:paragraph-rsid="0011a8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42"/>SANDEE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3:43:54.098587740</meta:creation-date>
    <dc:date>2018-10-01T13:44:53.068515659</dc:date>
    <meta:editing-duration>PT3M2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7" meta:paragraph-count="329" meta:word-count="960" meta:character-count="5043" meta:non-whitespace-character-count="4118"/>
  </office:meta>
</office:document-meta>
</file>